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9" style:family="paragraph">
      <loext:graphic-properties draw:fill="none" draw:fill-color="#ffffff"/>
      <style:paragraph-properties fo:margin-left="0.318cm" fo:margin-right="0cm" fo:text-align="center" fo:text-indent="-0.318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5pt" fo:text-shadow="none" fo:font-weight="bold" style:font-size-asian="35pt" style:font-weight-asian="bold" style:font-size-complex="35pt" style:font-weight-complex="bold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2" fo:font-size="34pt" fo:text-shadow="none" fo:font-weight="bold" style:font-size-asian="34pt" style:font-weight-asian="bold" style:font-size-complex="34pt" style:font-weight-complex="bold"/>
    </style:style>
    <style:style style:name="T7" style:family="text">
      <style:text-properties fo:color="#ffffff" style:font-name="Segoe UI2" fo:font-size="26pt" fo:text-shadow="1pt 1pt" style:font-size-asian="26pt" style:font-size-complex="26pt"/>
    </style:style>
    <style:style style:name="T8" style:family="text">
      <style:text-properties fo:color="#ffffff" style:font-name="Segoe UI2" fo:font-size="16pt" fo:text-shadow="1pt 1pt" style:font-size-asian="16pt" style:font-size-complex="16pt"/>
    </style:style>
    <style:style style:name="T9" style:family="text">
      <style:text-properties fo:color="#000000" style:font-name="Segoe UI Semibold1" fo:font-size="20pt" fo:text-shadow="none" style:font-size-asian="20pt" style:font-size-complex="20pt"/>
    </style:style>
    <style:style style:name="T10" style:family="text">
      <style:text-properties fo:color="#ffffff" style:font-name="Segoe UI Semibold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445</text:span></text:p>
            <text:p text:style-name="P1"><text:span text:style-name="T2">“</text:span><text:span text:style-name="T2">When You Woke That Thursday Morn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863cm">
          <draw:text-box>
            <text:p text:style-name="P1"><text:span text:style-name="T3">1. </text:span><text:span text:style-name="T4">When You woke that Thursday morning,</text:span><text:span text:style-name="T5"><text:line-break/></text:span><text:span text:style-name="T5">Savior, teacher, faithful friend,</text:span><text:span text:style-name="T5"><text:line-break/></text:span><text:span text:style-name="T5">Thoughts of self and safety scorning,</text:span><text:span text:style-name="T5"><text:line-break/></text:span><text:span text:style-name="T5">Knowing how the day would en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4.892cm" svg:height="7.011cm" svg:x="1.524cm" svg:y="0.908cm">
          <draw:text-box>
            <text:p text:style-name="P5"><text:span text:style-name="T5">Lamb of God, foretold for ages,</text:span><text:span text:style-name="T5"><text:line-break/></text:span><text:span text:style-name="T5">Now at last the hour had come</text:span><text:span text:style-name="T5"><text:line-break/></text:span><text:span text:style-name="T5">When but One could pay sin’s wages:</text:span><text:span text:style-name="T5"><text:line-break/></text:span><text:span text:style-name="T5">You assumed their dreadful su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3">2. </text:span><text:span text:style-name="T5">Never so alone and lonely,</text:span><text:span text:style-name="T5"><text:line-break/></text:span><text:span text:style-name="T5">Longing with tormented heart</text:span><text:span text:style-name="T5"><text:line-break/></text:span><text:span text:style-name="T5">To be with Your dear ones only</text:span><text:span text:style-name="T5"><text:line-break/></text:span><text:span text:style-name="T5">For a quiet hour apart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7" draw:layer="layout" svg:width="24.892cm" svg:height="7.366cm" svg:x="1.524cm" svg:y="0.762cm">
          <draw:text-box>
            <text:p text:style-name="P1"><text:span text:style-name="T5">Sinless Lamb and fallen creature,</text:span><text:span text:style-name="T5"><text:line-break/></text:span><text:span text:style-name="T5">One last paschal meal to eat,</text:span><text:span text:style-name="T5"><text:line-break/></text:span><text:span text:style-name="T5">One last lesson as their teacher,</text:span><text:span text:style-name="T5"><text:line-break/></text:span><text:span text:style-name="T5">Washing Your disciples’ fe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4cm" svg:height="7.011cm" svg:x="1.27cm" svg:y="1.016cm">
          <draw:text-box>
            <text:p text:style-name="P1"><text:span text:style-name="T3">3. </text:span><text:span text:style-name="T6">What was there that You could give them</text:span><text:span text:style-name="T5"><text:line-break/></text:span><text:span text:style-name="T5">That would never be outspent,</text:span><text:span text:style-name="T5"><text:line-break/></text:span><text:span text:style-name="T5">What great gift that would outlive them,</text:span><text:span text:style-name="T5"><text:line-break/></text:span><text:span text:style-name="T5">What last will and testamen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7" draw:layer="layout" svg:width="24.892cm" svg:height="7.62cm" svg:x="1.524cm" svg:y="0.762cm">
          <draw:text-box>
            <text:p text:style-name="P1"><text:span text:style-name="T5">“</text:span><text:span text:style-name="T5">Show Me and the world you love Me,</text:span><text:span text:style-name="T5"><text:line-break/></text:span><text:span text:style-name="T5">Know Me as the Lamb of God:</text:span><text:span text:style-name="T5"><text:line-break/></text:span><text:span text:style-name="T5">Do this in remembrance of Me,</text:span><text:span text:style-name="T5"><text:line-break/></text:span><text:span text:style-name="T5">Eat this body, drink this blo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8" draw:layer="layout" svg:width="24.892cm" svg:height="7.011cm" svg:x="1.47cm" svg:y="0.784cm">
          <draw:text-box>
            <text:p text:style-name="P5"><text:span text:style-name="T3">4. </text:span><text:span text:style-name="T5">One in faith, in love united,</text:span></text:p>
            <text:p text:style-name="P5"><text:span text:style-name="T5">All one body, You the head,</text:span></text:p>
            <text:p text:style-name="P5"><text:span text:style-name="T5">When we meet, by You invited,</text:span></text:p>
            <text:p text:style-name="P5"><text:span text:style-name="T5">You are with us, as You sa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9" draw:layer="layout" svg:width="25.4cm" svg:height="7.011cm" svg:x="1.225cm" svg:y="0.908cm">
          <draw:text-box>
            <text:p text:style-name="P5"><text:span text:style-name="T5">One with You and one another</text:span></text:p>
            <text:p text:style-name="P5"><text:span text:style-name="T5">In a unity sublime,</text:span><text:span text:style-name="T5"><text:line-break/></text:span><text:span text:style-name="T5">See in us Your sister, brother,</text:span><text:span text:style-name="T5"><text:line-break/></text:span><text:span text:style-name="T5">One in ev’ry place and 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4" draw:layer="layout" svg:width="25.4cm" svg:height="7.011cm" svg:x="1.27cm" svg:y="0.863cm">
          <draw:text-box>
            <text:p text:style-name="P1"><text:span text:style-name="T3">5. </text:span><text:span text:style-name="T5">One day all the Church will capture</text:span><text:span text:style-name="T5"><text:line-break/></text:span><text:span text:style-name="T5">That bright vision glorious,</text:span><text:span text:style-name="T5"><text:line-break/></text:span><text:span text:style-name="T5">And Your saints will know the rapture</text:span><text:span text:style-name="T5"><text:line-break/></text:span><text:span text:style-name="T5">That Your heart desired for u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6" draw:text-style-name="P11" draw:layer="layout" svg:width="25.4cm" svg:height="13.77cm" svg:x="1.27cm" svg:y="0.508cm">
          <draw:text-box>
            <text:p text:style-name="P1"><text:span text:style-name="T5">When the longed-for peace and union</text:span><text:span text:style-name="T5"><text:line-break/></text:span><text:span text:style-name="T5">Of the Greatest and the least</text:span><text:span text:style-name="T5"><text:line-break/></text:span><text:span text:style-name="T5">Meet in joyous, blest communion</text:span><text:span text:style-name="T5"><text:line-break/></text:span><text:span text:style-name="T5">In Your never-ending feast.</text:span></text:p>
            <text:p text:style-name="P10"><text:span text:style-name="T7"><text:line-break/></text:span><text:span text:style-name="T7"/></text:p>
            <text:p text:style-name="P10"><text:span text:style-name="T8"/></text:p>
            <text:p text:style-name="P10"><text:span text:style-name="T9">© 1991 Concordia Publishing House.</text:span></text:p>
            <text:p text:style-name="P10"><text:span text:style-name="T9">Used by permission: LSB Hymn License </text:span></text:p>
            <text:p text:style-name="P10"><text:span text:style-name="T9">.NET, no. 100011038.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8:08:28.745000000</meta:creation-date>
    <dc:title>Hymn template</dc:title>
    <meta:editing-duration>PT1H12M56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16T16:45:21.828000000</dc:date>
    <meta:document-statistic meta:object-count="187"/>
    <meta:template xlink:type="simple" xlink:actuate="onRequest" xlink:title="Hymn template" xlink:href="../../AppData/Roaming/LibreOffice/4/user/template/Worship%20Templsates/Hymn%20template.otp" meta:date="2015-03-27T18:08:28.136000000"/>
  </office:meta>
</office:document-meta>
</file>